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20000012C5D6BCDB4.jpg"/>
  <manifest:file-entry manifest:media-type="image/jpeg" manifest:full-path="Pictures/100000000000012C00000127A852417A.jpg"/>
  <manifest:file-entry manifest:media-type="image/png" manifest:full-path="Pictures/1000020100000118000001B6B996DC4C.png"/>
  <manifest:file-entry manifest:media-type="image/png" manifest:full-path="Pictures/10000000000003200000025809C7EF31.png"/>
  <manifest:file-entry manifest:media-type="image/jpeg" manifest:full-path="Pictures/10000000000001690000017CBBA81579.jpg"/>
  <manifest:file-entry manifest:media-type="image/jpeg" manifest:full-path="Pictures/100000000000012C00000140C73AE2B3.jpg"/>
  <manifest:file-entry manifest:media-type="image/png" manifest:full-path="Pictures/1000020100000152000000AC6AF350E5.png"/>
  <manifest:file-entry manifest:media-type="image/gif" manifest:full-path="Pictures/100002000000012C000000BA5F1E2B19.gif"/>
  <manifest:file-entry manifest:media-type="image/jpeg" manifest:full-path="Pictures/100000000000012C000000E65DF85EB6.jpg"/>
  <manifest:file-entry manifest:media-type="image/jpeg" manifest:full-path="Pictures/10000000000006A8000008E0525A1740.jpg"/>
  <manifest:file-entry manifest:media-type="image/jpeg" manifest:full-path="Pictures/100000000000012C0000011B3389C233.jpg"/>
  <manifest:file-entry manifest:media-type="image/png" manifest:full-path="Pictures/1000000000000320000002102836E977.png"/>
  <manifest:file-entry manifest:media-type="image/jpeg" manifest:full-path="Pictures/10000000000001860000018F1B5B93C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rown-title">
      <style:graphic-properties fo:min-height="3.256cm"/>
    </style:style>
    <style:style style:name="pr2" style:family="presentation" style:parent-style-name="lyt-brown-subtitle">
      <style:graphic-properties draw:fill-color="#ffffff" fo:min-height="4.648cm"/>
    </style:style>
    <style:style style:name="pr3" style:family="presentation" style:parent-style-name="lyt-brown-notes">
      <style:graphic-properties draw:fill-color="#ffffff" draw:auto-grow-height="true" fo:min-height="13.365cm"/>
    </style:style>
    <style:style style:name="pr4" style:family="presentation" style:parent-style-name="lyt-brown-notes">
      <style:graphic-properties draw:fill-color="#ffffff" fo:min-height="13.114cm"/>
    </style:style>
    <style:style style:name="pr5" style:family="presentation" style:parent-style-name="lyt-brown-title">
      <style:graphic-properties draw:auto-grow-height="true" fo:min-height="3.507cm"/>
    </style:style>
    <style:style style:name="pr6" style:family="presentation" style:parent-style-name="lyt-brown-outline1">
      <style:graphic-properties fo:min-height="13.609cm"/>
    </style:style>
    <style:style style:name="pr7" style:family="presentation" style:parent-style-name="lyt-brown-outline1">
      <style:graphic-properties draw:auto-grow-height="true" fo:min-height="13.86cm"/>
    </style:style>
    <style:style style:name="pr8" style:family="presentation" style:parent-style-name="lyt-brown-subtitle">
      <style:graphic-properties draw:fill-color="#ffffff" fo:min-height="17.685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style:paragraph-properties fo:text-align="center"/>
    </style:style>
    <style:style style:name="T1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draw:frame presentation:style-name="pr1" draw:text-style-name="P1" draw:layer="layout" svg:width="25.199cm" svg:height="3.256cm" svg:x="1.5cm" svg:y="5.244cm" presentation:class="title" presentation:user-transformed="true">
          <draw:text-box>
            <text:p><text:span text:style-name="T1">SCRUM</text:span></text:p>
          </draw:text-box>
        </draw:frame>
        <draw:frame presentation:style-name="pr2" draw:layer="layout" svg:width="25.199cm" svg:height="4.648cm" svg:x="1.5cm" svg:y="7.5cm" presentation:class="subtitle" presentation:user-transformed="true">
          <draw:text-box>
            <text:p>Agile Softwareentwicklung</text:p>
          </draw:text-box>
        </draw:frame>
        <draw:frame presentation:style-name="pr2" draw:layer="layout" svg:width="25.199cm" svg:height="4.648cm" svg:x="1.5cm" svg:y="13.5cm">
          <draw:text-box>
            <text:p>By Benjamin Hohenwar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1T0">
        <draw:frame presentation:style-name="pr1" draw:layer="layout" svg:width="25.199cm" svg:height="3.256cm" svg:x="1.4cm" svg:y="0.962cm" presentation:class="title">
          <draw:text-box>
            <text:p>Grundkonzept</text:p>
          </draw:text-box>
        </draw:frame>
        <draw:frame draw:style-name="gr2" draw:text-style-name="P2" draw:layer="layout" svg:width="15cm" svg:height="15.791cm" svg:x="6.3cm" svg:y="4cm">
          <draw:image xlink:href="Pictures/10000000000001690000017CBBA8157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2T1">
        <draw:frame presentation:style-name="pr5" draw:layer="layout" svg:width="25.199cm" svg:height="3.507cm" svg:x="1.4cm" svg:y="0.837cm" presentation:class="title">
          <draw:text-box>
            <text:p>Rollen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oduct-Owner</text:p>
                <text:p/>
              </text:list-item>
              <text:list-item>
                <text:p>SCRUM-Master</text:p>
                <text:p/>
              </text:list-item>
              <text:list-item>
                <text:p>Team</text:p>
              </text:list-item>
            </text:list>
          </draw:text-box>
        </draw:frame>
        <draw:frame draw:style-name="gr2" draw:text-style-name="P2" draw:layer="layout" svg:width="9.943cm" svg:height="5.059cm" svg:x="5.5cm" svg:y="15.5cm">
          <draw:image xlink:href="Pictures/1000020100000152000000AC6AF350E5.png" xlink:type="simple" xlink:show="embed" xlink:actuate="onLoad">
            <text:p/>
          </draw:image>
        </draw:frame>
        <draw:frame draw:style-name="gr2" draw:text-style-name="P2" draw:layer="layout" svg:width="3.516cm" svg:height="5.5cm" svg:x="17cm" svg:y="9.5cm">
          <draw:image xlink:href="Pictures/1000020100000118000001B6B996DC4C.png" xlink:type="simple" xlink:show="embed" xlink:actuate="onLoad">
            <text:p/>
          </draw:image>
        </draw:frame>
        <draw:frame draw:style-name="gr2" draw:text-style-name="P2" draw:layer="layout" svg:width="4.083cm" svg:height="4.355cm" svg:x="14.917cm" svg:y="3.645cm">
          <draw:image xlink:href="Pictures/100000000000012C00000140C73AE2B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2T1">
        <draw:frame presentation:style-name="pr1" draw:layer="layout" svg:width="25.199cm" svg:height="3.256cm" svg:x="1.4cm" svg:y="0.962cm" presentation:class="title">
          <draw:text-box>
            <text:p>Wichtige Ausdrücke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TimeBox</text:p>
              </text:list-item>
              <text:list-item>
                <text:p>Sprint</text:p>
              </text:list-item>
              <text:list-item>
                <text:p>Sprint-Planning Meeting</text:p>
              </text:list-item>
              <text:list-item>
                <text:p>Daily-Scrum Meeting</text:p>
              </text:list-item>
              <text:list-item>
                <text:p>Sprint-Review Meeting</text:p>
              </text:list-item>
              <text:list-item>
                <text:p>Sprint-Retrospective Meet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2T1">
        <draw:frame presentation:style-name="pr1" draw:layer="layout" svg:width="25.199cm" svg:height="3.256cm" svg:x="1.4cm" svg:y="0.962cm" presentation:class="title">
          <draw:text-box>
            <text:p>Wichtige Dokumente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Product Backlog</text:p>
                <text:p/>
              </text:list-item>
              <text:list-item>
                <text:p>Sprint Backlog</text:p>
                <text:p/>
              </text:list-item>
              <text:list-item>
                <text:p>Impediment Backlog</text:p>
                <text:p/>
              </text:list-item>
              <text:list-item>
                <text:p>Burndown Chart</text:p>
              </text:list-item>
            </text:list>
          </draw:text-box>
        </draw:frame>
        <draw:frame draw:style-name="gr2" draw:text-style-name="P2" draw:layer="layout" svg:width="3.5cm" svg:height="3.302cm" svg:x="13.593cm" svg:y="7.521cm">
          <draw:image xlink:href="Pictures/100000000000012C0000011B3389C233.jpg" xlink:type="simple" xlink:show="embed" xlink:actuate="onLoad">
            <text:p/>
          </draw:image>
        </draw:frame>
        <draw:frame draw:style-name="gr2" draw:text-style-name="P2" draw:layer="layout" svg:width="4.5cm" svg:height="4.425cm" svg:x="18.5cm" svg:y="11cm">
          <draw:image xlink:href="Pictures/100000000000012C00000127A852417A.jpg" xlink:type="simple" xlink:show="embed" xlink:actuate="onLoad">
            <text:p/>
          </draw:image>
        </draw:frame>
        <draw:frame draw:style-name="gr2" draw:text-style-name="P2" draw:layer="layout" svg:width="3.742cm" svg:height="3.828cm" svg:x="12.758cm" svg:y="15.672cm">
          <draw:image xlink:href="Pictures/10000000000001860000018F1B5B93CF.jpg" xlink:type="simple" xlink:show="embed" xlink:actuate="onLoad">
            <text:p/>
          </draw:image>
        </draw:frame>
        <draw:frame draw:style-name="gr2" draw:text-style-name="P2" draw:layer="layout" svg:width="3cm" svg:height="4cm" svg:x="19.5cm" svg:y="4cm">
          <draw:image xlink:href="Pictures/10000000000006A8000008E0525A174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3T9">
        <draw:frame presentation:style-name="pr5" draw:layer="layout" svg:width="25.199cm" svg:height="3.507cm" svg:x="1.4cm" svg:y="0.837cm" presentation:class="title">
          <draw:text-box>
            <text:p>Ablauf</text:p>
          </draw:text-box>
        </draw:frame>
        <draw:frame draw:style-name="gr2" draw:text-style-name="P2" draw:layer="layout" svg:width="23.975cm" svg:height="15.823cm" svg:x="2.025cm" svg:y="3.677cm">
          <draw:image xlink:href="Pictures/1000000000000320000002102836E9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2T1">
        <draw:frame presentation:style-name="pr5" draw:layer="layout" svg:width="25.199cm" svg:height="3.507cm" svg:x="1.4cm" svg:y="0.837cm" presentation:class="title">
          <draw:text-box>
            <text:p>Vertragsgestaltung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Zeit</text:p>
                <text:p/>
              </text:list-item>
              <text:list-item>
                <text:p>Funktionalität</text:p>
                <text:p/>
              </text:list-item>
              <text:list-item>
                <text:p>Monatspauschale</text:p>
              </text:list-item>
            </text:list>
          </draw:text-box>
        </draw:frame>
        <draw:frame draw:style-name="gr2" draw:text-style-name="P2" draw:layer="layout" svg:width="6.418cm" svg:height="4.92cm" svg:x="11cm" svg:y="3.58cm">
          <draw:image xlink:href="Pictures/100000000000012C000000E65DF85EB6.jpg" xlink:type="simple" xlink:show="embed" xlink:actuate="onLoad">
            <text:p/>
          </draw:image>
        </draw:frame>
        <draw:frame draw:style-name="gr2" draw:text-style-name="P2" draw:layer="layout" svg:width="8.905cm" svg:height="5.937cm" svg:x="17.5cm" svg:y="9cm">
          <draw:image xlink:href="Pictures/10000000000001C20000012C5D6BCDB4.jpg" xlink:type="simple" xlink:show="embed" xlink:actuate="onLoad">
            <text:p/>
          </draw:image>
        </draw:frame>
        <draw:frame draw:style-name="gr2" draw:text-style-name="P2" draw:layer="layout" svg:width="7.937cm" svg:height="4.92cm" svg:x="7.063cm" svg:y="14.08cm">
          <draw:image xlink:href="Pictures/100002000000012C000000BA5F1E2B19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4T32">
        <draw:frame presentation:style-name="pr8" draw:layer="layout" svg:width="25.199cm" svg:height="17.685cm" svg:x="1.4cm" svg:y="0.962cm" presentation:class="subtitle">
          <draw:text-box>
            <text:p>Danke f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ashapes9" xlink:href="Pictures/10000000000003200000025809C7EF3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9H13M15S</meta:editing-duration>
    <meta:editing-cycles>13</meta:editing-cycles>
    <meta:generator>OpenOffice.org/3.2$Win32 OpenOffice.org_project/320m18$Build-9502</meta:generator>
    <dc:date>2010-10-11T09:20:58.22</dc:date>
    <dc:creator>Benjamin Hohenwarter</dc:creator>
    <meta:document-statistic meta:object-count="74"/>
  </office:meta>
</office:document-meta>
</file>